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sv21</text:p>
          </table:table-cell>
          <table:table-cell office:value-type="string" calcext:value-type="string">
            <text:p>sv25</text:p>
          </table:table-cell>
          <table:table-cell office:value-type="string" calcext:value-type="string">
            <text:p>sv29</text:p>
          </table:table-cell>
          <table:table-cell office:value-type="string" calcext:value-type="string">
            <text:p>sv30</text:p>
          </table:table-cell>
          <table:table-cell office:value-type="string" calcext:value-type="string">
            <text:p>sv31</text:p>
          </table:table-cell>
          <table:table-cell/>
        </table:table-row>
        <table:table-row table:style-name="ro1">
          <table:table-cell office:value-type="string" calcext:value-type="string">
            <text:p>mean motion at ephemiris</text:p>
          </table:table-cell>
          <table:table-cell office:value-type="float" office:value="0.627712271718553" calcext:value-type="float">
            <text:p>0.627712271718553</text:p>
          </table:table-cell>
          <table:table-cell office:value-type="float" office:value="2.89655783543179" calcext:value-type="float">
            <text:p>2.89655783543179</text:p>
          </table:table-cell>
          <table:table-cell office:value-type="float" office:value="0.927649448643036" calcext:value-type="float">
            <text:p>0.927649448643036</text:p>
          </table:table-cell>
          <table:table-cell office:value-type="float" office:value="3.02458803990085" calcext:value-type="float">
            <text:p>3.02458803990085</text:p>
          </table:table-cell>
          <table:table-cell office:value-type="float" office:value="0.796297202986197" calcext:value-type="float">
            <text:p>0.796297202986197</text:p>
          </table:table-cell>
          <table:table-cell office:value-type="float" office:value="-2.60055087716526" calcext:value-type="float">
            <text:p>-2.60055087716526</text:p>
          </table:table-cell>
          <table:table-cell/>
        </table:table-row>
        <table:table-row table:style-name="ro1">
          <table:table-cell office:value-type="string" calcext:value-type="string">
            <text:p>sqrt_A</text:p>
          </table:table-cell>
          <table:table-cell office:value-type="float" office:value="5153.52623939514" calcext:value-type="float">
            <text:p>5153.52623939514</text:p>
          </table:table-cell>
          <table:table-cell office:value-type="float" office:value="5153.61238670349" calcext:value-type="float">
            <text:p>5153.61238670349</text:p>
          </table:table-cell>
          <table:table-cell office:value-type="float" office:value="5153.74806022644" calcext:value-type="float">
            <text:p>5153.74806022644</text:p>
          </table:table-cell>
          <table:table-cell office:value-type="float" office:value="5153.63453292847" calcext:value-type="float">
            <text:p>5153.63453292847</text:p>
          </table:table-cell>
          <table:table-cell office:value-type="float" office:value="5155.34639358521" calcext:value-type="float">
            <text:p>5155.34639358521</text:p>
          </table:table-cell>
          <table:table-cell office:value-type="float" office:value="5153.80060768127" calcext:value-type="float">
            <text:p>5153.80060768127</text:p>
          </table:table-cell>
          <table:table-cell/>
        </table:table-row>
        <table:table-row table:style-name="ro1">
          <table:table-cell office:value-type="string" calcext:value-type="string">
            <text:p>cus</text:p>
          </table:table-cell>
          <table:table-cell table:style-name="ce1" office:value-type="float" office:value="0.00000659935176372528" calcext:value-type="float">
            <text:p>6.60E-06</text:p>
          </table:table-cell>
          <table:table-cell table:style-name="ce1" office:value-type="float" office:value="0.0000071357935667038" calcext:value-type="float">
            <text:p>7.14E-06</text:p>
          </table:table-cell>
          <table:table-cell table:style-name="ce1" office:value-type="float" office:value="0.00000627711415290833" calcext:value-type="float">
            <text:p>6.28E-06</text:p>
          </table:table-cell>
          <table:table-cell table:style-name="ce1" office:value-type="float" office:value="0.00000938959419727325" calcext:value-type="float">
            <text:p>9.39E-06</text:p>
          </table:table-cell>
          <table:table-cell table:style-name="ce1" office:value-type="float" office:value="0.0000064503401517868" calcext:value-type="float">
            <text:p>6.45E-06</text:p>
          </table:table-cell>
          <table:table-cell table:style-name="ce1" office:value-type="float" office:value="0.00000423379242420197" calcext:value-type="float">
            <text:p>4.23E-06</text:p>
          </table:table-cell>
          <table:table-cell/>
        </table:table-row>
        <table:table-row table:style-name="ro1">
          <table:table-cell office:value-type="string" calcext:value-type="string">
            <text:p>cuc</text:p>
          </table:table-cell>
          <table:table-cell table:style-name="ce1" office:value-type="float" office:value="-0.00000364519655704498" calcext:value-type="float">
            <text:p>-3.65E-06</text:p>
          </table:table-cell>
          <table:table-cell table:style-name="ce1" office:value-type="float" office:value="0.00000063888728618622" calcext:value-type="float">
            <text:p>6.39E-07</text:p>
          </table:table-cell>
          <table:table-cell table:style-name="ce1" office:value-type="float" office:value="-0.00000384077429771423" calcext:value-type="float">
            <text:p>-3.84E-06</text:p>
          </table:table-cell>
          <table:table-cell table:style-name="ce1" office:value-type="float" office:value="-0.00000134296715259552" calcext:value-type="float">
            <text:p>-1.34E-06</text:p>
          </table:table-cell>
          <table:table-cell table:style-name="ce1" office:value-type="float" office:value="-0.00000375322997570038" calcext:value-type="float">
            <text:p>-3.75E-06</text:p>
          </table:table-cell>
          <table:table-cell table:style-name="ce1" office:value-type="float" office:value="0.00000039488077163696" calcext:value-type="float">
            <text:p>3.95E-07</text:p>
          </table:table-cell>
          <table:table-cell/>
        </table:table-row>
        <table:table-row table:style-name="ro1">
          <table:table-cell office:value-type="string" calcext:value-type="string">
            <text:p>cis</text:p>
          </table:table-cell>
          <table:table-cell table:style-name="ce1" office:value-type="float" office:value="0.00000001303851604462" calcext:value-type="float">
            <text:p>1.30E-08</text:p>
          </table:table-cell>
          <table:table-cell table:style-name="ce1" office:value-type="float" office:value="-0.00000022165477275848" calcext:value-type="float">
            <text:p>-2.22E-07</text:p>
          </table:table-cell>
          <table:table-cell table:style-name="ce1" office:value-type="float" office:value="0.00000000558793544769" calcext:value-type="float">
            <text:p>5.59E-09</text:p>
          </table:table-cell>
          <table:table-cell table:style-name="ce1" office:value-type="float" office:value="0.00000004842877388" calcext:value-type="float">
            <text:p>4.84E-08</text:p>
          </table:table-cell>
          <table:table-cell table:style-name="ce1" office:value-type="float" office:value="-0.00000006891787052155" calcext:value-type="float">
            <text:p>-6.89E-08</text:p>
          </table:table-cell>
          <table:table-cell table:style-name="ce1" office:value-type="float" office:value="0.00000013038516044617" calcext:value-type="float">
            <text:p>1.30E-07</text:p>
          </table:table-cell>
          <table:table-cell/>
        </table:table-row>
        <table:table-row table:style-name="ro1">
          <table:table-cell office:value-type="string" calcext:value-type="string">
            <text:p>cic</text:p>
          </table:table-cell>
          <table:table-cell table:style-name="ce1" office:value-type="float" office:value="0.00000001303851604462" calcext:value-type="float">
            <text:p>1.30E-08</text:p>
          </table:table-cell>
          <table:table-cell table:style-name="ce1" office:value-type="float" office:value="-0.00000005587935447693" calcext:value-type="float">
            <text:p>-5.59E-08</text:p>
          </table:table-cell>
          <table:table-cell table:style-name="ce1" office:value-type="float" office:value="0.00000001117587089539" calcext:value-type="float">
            <text:p>1.12E-08</text:p>
          </table:table-cell>
          <table:table-cell table:style-name="ce1" office:value-type="float" office:value="0.00000005215406417847" calcext:value-type="float">
            <text:p>5.22E-08</text:p>
          </table:table-cell>
          <table:table-cell table:style-name="ce1" office:value-type="float" office:value="-0.00000016018748283386" calcext:value-type="float">
            <text:p>-1.60E-07</text:p>
          </table:table-cell>
          <table:table-cell table:style-name="ce1" office:value-type="float" office:value="-0.00000001490116119385" calcext:value-type="float">
            <text:p>-1.49E-08</text:p>
          </table:table-cell>
          <table:table-cell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254.875" calcext:value-type="float">
            <text:p>254.875</text:p>
          </table:table-cell>
          <table:table-cell office:value-type="float" office:value="224.5625" calcext:value-type="float">
            <text:p>224.5625</text:p>
          </table:table-cell>
          <table:table-cell office:value-type="float" office:value="257.46875" calcext:value-type="float">
            <text:p>257.46875</text:p>
          </table:table-cell>
          <table:table-cell office:value-type="float" office:value="196.9375" calcext:value-type="float">
            <text:p>196.9375</text:p>
          </table:table-cell>
          <table:table-cell office:value-type="float" office:value="256.9375" calcext:value-type="float">
            <text:p>256.9375</text:p>
          </table:table-cell>
          <table:table-cell office:value-type="float" office:value="305.5625" calcext:value-type="float">
            <text:p>305.5625</text:p>
          </table:table-cell>
          <table:table-cell/>
        </table:table-row>
        <table:table-row table:style-name="ro1">
          <table:table-cell office:value-type="string" calcext:value-type="string">
            <text:p>crs</text:p>
          </table:table-cell>
          <table:table-cell office:value-type="float" office:value="-73.15625" calcext:value-type="float">
            <text:p>-73.15625</text:p>
          </table:table-cell>
          <table:table-cell office:value-type="float" office:value="16" calcext:value-type="float">
            <text:p>16</text:p>
          </table:table-cell>
          <table:table-cell office:value-type="float" office:value="-74.40625" calcext:value-type="float">
            <text:p>-74.40625</text:p>
          </table:table-cell>
          <table:table-cell office:value-type="float" office:value="-25.53125" calcext:value-type="float">
            <text:p>-25.53125</text:p>
          </table:table-cell>
          <table:table-cell office:value-type="float" office:value="-70.65625" calcext:value-type="float">
            <text:p>-70.65625</text:p>
          </table:table-cell>
          <table:table-cell office:value-type="float" office:value="3.8125" calcext:value-type="float">
            <text:p>3.8125</text:p>
          </table:table-cell>
          <table:table-cell/>
        </table:table-row>
        <table:table-row table:style-name="ro1">
          <table:table-cell office:value-type="string" calcext:value-type="string">
            <text:p>delta n</text:p>
          </table:table-cell>
          <table:table-cell table:style-name="ce1" office:value-type="float" office:value="0.00000000455518974194" calcext:value-type="float">
            <text:p>4.56E-09</text:p>
          </table:table-cell>
          <table:table-cell table:style-name="ce1" office:value-type="float" office:value="0.00000000519521640162" calcext:value-type="float">
            <text:p>5.20E-09</text:p>
          </table:table-cell>
          <table:table-cell table:style-name="ce1" office:value-type="float" office:value="0.00000000459054835762" calcext:value-type="float">
            <text:p>4.59E-09</text:p>
          </table:table-cell>
          <table:table-cell table:style-name="ce1" office:value-type="float" office:value="0.00000000449018703431" calcext:value-type="float">
            <text:p>4.49E-09</text:p>
          </table:table-cell>
          <table:table-cell table:style-name="ce1" office:value-type="float" office:value="0.00000000480912889095" calcext:value-type="float">
            <text:p>4.81E-09</text:p>
          </table:table-cell>
          <table:table-cell table:style-name="ce1" office:value-type="float" office:value="0.00000000427982112887" calcext:value-type="float">
            <text:p>4.28E-09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40125516615808" calcext:value-type="float">
            <text:p>0.00440125516615808</text:p>
          </table:table-cell>
          <table:table-cell office:value-type="float" office:value="0.0169517478207126" calcext:value-type="float">
            <text:p>0.0169517478207126</text:p>
          </table:table-cell>
          <table:table-cell office:value-type="float" office:value="0.000642508151941001" calcext:value-type="float">
            <text:p>0.000642508151941001</text:p>
          </table:table-cell>
          <table:table-cell office:value-type="float" office:value="0.00251956866122782" calcext:value-type="float">
            <text:p>0.00251956866122782</text:p>
          </table:table-cell>
          <table:table-cell office:value-type="float" office:value="0.0130847115069628" calcext:value-type="float">
            <text:p>0.0130847115069628</text:p>
          </table:table-cell>
          <table:table-cell office:value-type="float" office:value="0.00755723693873733" calcext:value-type="float">
            <text:p>0.00755723693873733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948704618521089" calcext:value-type="float">
            <text:p>0.948704618521089</text:p>
          </table:table-cell>
          <table:table-cell office:value-type="float" office:value="-2.43433635302316" calcext:value-type="float">
            <text:p>-2.43433635302316</text:p>
          </table:table-cell>
          <table:table-cell office:value-type="float" office:value="1.94139717071046" calcext:value-type="float">
            <text:p>1.94139717071046</text:p>
          </table:table-cell>
          <table:table-cell office:value-type="float" office:value="-1.25409232099612" calcext:value-type="float">
            <text:p>-1.25409232099612</text:p>
          </table:table-cell>
          <table:table-cell office:value-type="float" office:value="1.55579952931809" calcext:value-type="float">
            <text:p>1.55579952931809</text:p>
          </table:table-cell>
          <table:table-cell office:value-type="float" office:value="-1.04896671410838" calcext:value-type="float">
            <text:p>-1.04896671410838</text:p>
          </table:table-cell>
          <table:table-cell/>
        </table:table-row>
        <table:table-row table:style-name="ro1">
          <table:table-cell office:value-type="string" calcext:value-type="string">
            <text:p>Omega 0</text:p>
          </table:table-cell>
          <table:table-cell office:value-type="float" office:value="0.543838107760104" calcext:value-type="float">
            <text:p>0.543838107760104</text:p>
          </table:table-cell>
          <table:table-cell office:value-type="float" office:value="2.65227448464399" calcext:value-type="float">
            <text:p>2.65227448464399</text:p>
          </table:table-cell>
          <table:table-cell office:value-type="float" office:value="0.531753256034665" calcext:value-type="float">
            <text:p>0.531753256034665</text:p>
          </table:table-cell>
          <table:table-cell office:value-type="float" office:value="1.62825900432321" calcext:value-type="float">
            <text:p>1.62825900432321</text:p>
          </table:table-cell>
          <table:table-cell office:value-type="float" office:value="0.503145066445881" calcext:value-type="float">
            <text:p>0.503145066445881</text:p>
          </table:table-cell>
          <table:table-cell office:value-type="float" office:value="-0.494186142962186" calcext:value-type="float">
            <text:p>-0.494186142962186</text:p>
          </table:table-cell>
          <table:table-cell/>
        </table:table-row>
        <table:table-row table:style-name="ro1">
          <table:table-cell office:value-type="string" calcext:value-type="string">
            <text:p>idot</text:p>
          </table:table-cell>
          <table:table-cell table:style-name="ce1" office:value-type="float" office:value="-0.00000000005750239521" calcext:value-type="float">
            <text:p>-5.75E-11</text:p>
          </table:table-cell>
          <table:table-cell table:style-name="ce1" office:value-type="float" office:value="0.0000000000157149403" calcext:value-type="float">
            <text:p>1.57E-11</text:p>
          </table:table-cell>
          <table:table-cell table:style-name="ce1" office:value-type="float" office:value="-0.00000000002750114553" calcext:value-type="float">
            <text:p>-2.75E-11</text:p>
          </table:table-cell>
          <table:table-cell table:style-name="ce1" office:value-type="float" office:value="0.00000000013464846579" calcext:value-type="float">
            <text:p>1.35E-10</text:p>
          </table:table-cell>
          <table:table-cell table:style-name="ce1" office:value-type="float" office:value="-0.00000000005893102614" calcext:value-type="float">
            <text:p>-5.89E-11</text:p>
          </table:table-cell>
          <table:table-cell table:style-name="ce1" office:value-type="float" office:value="0.00000000016893560827" calcext:value-type="float">
            <text:p>1.69E-10</text:p>
          </table:table-cell>
          <table:table-cell/>
        </table:table-row>
        <table:table-row table:style-name="ro1">
          <table:table-cell office:value-type="string" calcext:value-type="string">
            <text:p>omega dot</text:p>
          </table:table-cell>
          <table:table-cell table:style-name="ce1" office:value-type="float" office:value="-0.00000000816534011919" calcext:value-type="float">
            <text:p>-8.17E-09</text:p>
          </table:table-cell>
          <table:table-cell table:style-name="ce1" office:value-type="float" office:value="-0.00000000806140721854" calcext:value-type="float">
            <text:p>-8.06E-09</text:p>
          </table:table-cell>
          <table:table-cell table:style-name="ce1" office:value-type="float" office:value="-0.00000000813283876538" calcext:value-type="float">
            <text:p>-8.13E-09</text:p>
          </table:table-cell>
          <table:table-cell table:style-name="ce1" office:value-type="float" office:value="-0.00000000786639909567" calcext:value-type="float">
            <text:p>-7.87E-09</text:p>
          </table:table-cell>
          <table:table-cell table:style-name="ce1" office:value-type="float" office:value="-0.00000000841285042899" calcext:value-type="float">
            <text:p>-8.41E-09</text:p>
          </table:table-cell>
          <table:table-cell table:style-name="ce1" office:value-type="float" office:value="-0.00000000794640242813" calcext:value-type="float">
            <text:p>-7.95E-09</text:p>
          </table:table-cell>
          <table:table-cell/>
        </table:table-row>
        <table:table-row table:style-name="ro1">
          <table:table-cell office:value-type="string" calcext:value-type="string">
            <text:p>inclination at ephermis</text:p>
          </table:table-cell>
          <table:table-cell office:value-type="float" office:value="0.96682775824546" calcext:value-type="float">
            <text:p>0.96682775824546</text:p>
          </table:table-cell>
          <table:table-cell office:value-type="float" office:value="0.932250669788079" calcext:value-type="float">
            <text:p>0.932250669788079</text:p>
          </table:table-cell>
          <table:table-cell office:value-type="float" office:value="0.961676863187149" calcext:value-type="float">
            <text:p>0.961676863187149</text:p>
          </table:table-cell>
          <table:table-cell office:value-type="float" office:value="0.960616162730431" calcext:value-type="float">
            <text:p>0.960616162730431</text:p>
          </table:table-cell>
          <table:table-cell office:value-type="float" office:value="0.958335540739085" calcext:value-type="float">
            <text:p>0.958335540739085</text:p>
          </table:table-cell>
          <table:table-cell office:value-type="float" office:value="0.978481871297476" calcext:value-type="float">
            <text:p>0.978481871297476</text:p>
          </table:table-cell>
          <table:table-cell/>
        </table:table-row>
        <table:table-row table:style-name="ro1">
          <table:table-cell office:value-type="string" calcext:value-type="string">
            <text:p>group delay</text:p>
          </table:table-cell>
          <table:table-cell table:style-name="ce1" office:value-type="float" office:value="-0.00000001909211277962" calcext:value-type="float">
            <text:p>-1.91E-08</text:p>
          </table:table-cell>
          <table:table-cell table:style-name="ce1" office:value-type="float" office:value="-0.00000001164153218269" calcext:value-type="float">
            <text:p>-1.16E-08</text:p>
          </table:table-cell>
          <table:table-cell table:style-name="ce1" office:value-type="float" office:value="0.00000000465661287308" calcext:value-type="float">
            <text:p>4.66E-09</text:p>
          </table:table-cell>
          <table:table-cell table:style-name="ce1" office:value-type="float" office:value="-0.00000000838190317154" calcext:value-type="float">
            <text:p>-8.38E-09</text:p>
          </table:table-cell>
          <table:table-cell table:style-name="ce1" office:value-type="float" office:value="-0.00000000791624188423" calcext:value-type="float">
            <text:p>-7.92E-09</text:p>
          </table:table-cell>
          <table:table-cell table:style-name="ce1" office:value-type="float" office:value="-0.00000001303851604462" calcext:value-type="float">
            <text:p>-1.30E-08</text:p>
          </table:table-cell>
          <table:table-cell/>
        </table:table-row>
        <table:table-row table:style-name="ro1">
          <table:table-cell office:value-type="string" calcext:value-type="string">
            <text:p>reference time</text:p>
          </table:table-cell>
          <table:table-cell table:number-columns-repeated="2" office:value-type="float" office:value="468000" calcext:value-type="float">
            <text:p>468000</text:p>
          </table:table-cell>
          <table:table-cell office:value-type="float" office:value="467952" calcext:value-type="float">
            <text:p>467952</text:p>
          </table:table-cell>
          <table:table-cell table:number-columns-repeated="2" office:value-type="float" office:value="468000" calcext:value-type="float">
            <text:p>468000</text:p>
          </table:table-cell>
          <table:table-cell office:value-type="float" office:value="467984" calcext:value-type="float">
            <text:p>467984</text:p>
          </table:table-cell>
          <table:table-cell/>
        </table:table-row>
        <table:table-row table:style-name="ro1">
          <table:table-cell office:value-type="string" calcext:value-type="string">
            <text:p>correction f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ion f1</text:p>
          </table:table-cell>
          <table:table-cell table:style-name="ce1" office:value-type="float" office:value="-0.00000000000363797881" calcext:value-type="float">
            <text:p>-3.64E-12</text:p>
          </table:table-cell>
          <table:table-cell table:style-name="ce1" office:value-type="float" office:value="-0.00000000000272848411" calcext:value-type="float">
            <text:p>-2.73E-12</text:p>
          </table:table-cell>
          <table:table-cell table:style-name="ce1" office:value-type="float" office:value="-0.00000000000238742359" calcext:value-type="float">
            <text:p>-2.39E-12</text:p>
          </table:table-cell>
          <table:table-cell table:style-name="ce1" office:value-type="float" office:value="0.00000000000284217094" calcext:value-type="float">
            <text:p>2.84E-12</text:p>
          </table:table-cell>
          <table:table-cell table:style-name="ce1" office:value-type="float" office:value="0.00000000000341060513" calcext:value-type="float">
            <text:p>3.41E-12</text:p>
          </table:table-cell>
          <table:table-cell table:style-name="ce1" office:value-type="float" office:value="0.00000000000375166564" calcext:value-type="float">
            <text:p>3.75E-12</text:p>
          </table:table-cell>
          <table:table-cell/>
        </table:table-row>
        <table:table-row table:style-name="ro1">
          <table:table-cell office:value-type="string" calcext:value-type="string">
            <text:p>correction f0</text:p>
          </table:table-cell>
          <table:table-cell office:value-type="float" office:value="-0.000181447714567184" calcext:value-type="float">
            <text:p>-0.000181447714567184</text:p>
          </table:table-cell>
          <table:table-cell office:value-type="float" office:value="-0.000101803801953793" calcext:value-type="float">
            <text:p>-0.000101803801953793</text:p>
          </table:table-cell>
          <table:table-cell table:style-name="ce1" office:value-type="float" office:value="-0.0000511785037815571" calcext:value-type="float">
            <text:p>-5.12E-05</text:p>
          </table:table-cell>
          <table:table-cell table:style-name="ce1" office:value-type="float" office:value="0.0001630624756217" calcext:value-type="float">
            <text:p>1.63E-04</text:p>
          </table:table-cell>
          <table:table-cell table:style-name="ce1" office:value-type="float" office:value="0.000295627396553755" calcext:value-type="float">
            <text:p>2.96E-04</text:p>
          </table:table-cell>
          <table:table-cell table:style-name="ce1" office:value-type="float" office:value="0.00000797677785158157" calcext:value-type="float">
            <text:p>7.98E-06</text:p>
          </table:table-cell>
          <table:table-cell/>
        </table:table-row>
        <table:table-row table:style-name="ro1">
          <table:table-cell office:value-type="string" calcext:value-type="string">
            <text:p>pos_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e of ephemeris</text:p>
          </table:table-cell>
          <table:table-cell table:number-columns-repeated="2" office:value-type="float" office:value="468000" calcext:value-type="float">
            <text:p>468000</text:p>
          </table:table-cell>
          <table:table-cell office:value-type="float" office:value="467952" calcext:value-type="float">
            <text:p>467952</text:p>
          </table:table-cell>
          <table:table-cell table:number-columns-repeated="2" office:value-type="float" office:value="468000" calcext:value-type="float">
            <text:p>468000</text:p>
          </table:table-cell>
          <table:table-cell office:value-type="float" office:value="467984" calcext:value-type="float">
            <text:p>467984</text:p>
          </table:table-cell>
          <table:table-cell/>
        </table:table-row>
        <table:table-row table:style-name="ro1">
          <table:table-cell office:value-type="string" calcext:value-type="string">
            <text:p>lock code nco</text:p>
          </table:table-cell>
          <table:table-cell office:value-type="float" office:value="1131598302" calcext:value-type="float">
            <text:p>1131598302</text:p>
          </table:table-cell>
          <table:table-cell office:value-type="float" office:value="199164538" calcext:value-type="float">
            <text:p>199164538</text:p>
          </table:table-cell>
          <table:table-cell office:value-type="float" office:value="1015283159" calcext:value-type="float">
            <text:p>1015283159</text:p>
          </table:table-cell>
          <table:table-cell office:value-type="float" office:value="3968089909" calcext:value-type="float">
            <text:p>3968089909</text:p>
          </table:table-cell>
          <table:table-cell office:value-type="float" office:value="3110911324" calcext:value-type="float">
            <text:p>3110911324</text:p>
          </table:table-cell>
          <table:table-cell office:value-type="float" office:value="1807648196" calcext:value-type="float">
            <text:p>1807648196</text:p>
          </table:table-cell>
          <table:table-cell/>
        </table:table-row>
        <table:table-row table:style-name="ro1">
          <table:table-cell office:value-type="string" calcext:value-type="string">
            <text:p>time raw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frame of week</text:p>
          </table:table-cell>
          <table:table-cell table:number-columns-repeated="6" office:value-type="float" office:value="77797" calcext:value-type="float">
            <text:p>77797</text:p>
          </table:table-cell>
          <table:table-cell/>
        </table:table-row>
        <table:table-row table:style-name="ro1">
          <table:table-cell office:value-type="string" calcext:value-type="string">
            <text:p>lock ms of frame</text:p>
          </table:table-cell>
          <table:table-cell office:value-type="float" office:value="4704" calcext:value-type="float">
            <text:p>4704</text:p>
          </table:table-cell>
          <table:table-cell office:value-type="float" office:value="4699" calcext:value-type="float">
            <text:p>4699</text:p>
          </table:table-cell>
          <table:table-cell office:value-type="float" office:value="4698" calcext:value-type="float">
            <text:p>4698</text:p>
          </table:table-cell>
          <table:table-cell office:value-type="float" office:value="4704" calcext:value-type="float">
            <text:p>4704</text:p>
          </table:table-cell>
          <table:table-cell office:value-type="float" office:value="4706" calcext:value-type="float">
            <text:p>4706</text:p>
          </table:table-cell>
          <table:table-cell office:value-type="float" office:value="4703" calcext:value-type="float">
            <text:p>4703</text:p>
          </table:table-cell>
          <table:table-cell/>
        </table:table-row>
        <table:table-row table:style-name="ro1">
          <table:table-cell office:value-type="string" calcext:value-type="string">
            <text:p>sync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desired <text:s/>output</text:p>
          </table:table-cell>
          <table:table-cell office:value-type="string" calcext:value-type="string">
            <text:p>latitude</text:p>
          </table:table-cell>
          <table:table-cell office:value-type="float" office:value="52.934694" calcext:value-type="float">
            <text:p>52.9346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itude</text:p>
          </table:table-cell>
          <table:table-cell office:value-type="float" office:value="-1.164736" calcext:value-type="float">
            <text:p>-1.1647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titude</text:p>
          </table:table-cell>
          <table:table-cell office:value-type="float" office:value="142.3" calcext:value-type="float">
            <text:p>142.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0:57:40.536336036</meta:creation-date>
    <dc:date>2024-02-28T13:52:55.488451288</dc:date>
    <meta:editing-duration>PT40M35S</meta:editing-duration>
    <meta:editing-cycles>4</meta:editing-cycles>
    <meta:generator>LibreOffice/7.3.7.2$Linux_X86_64 LibreOffice_project/30$Build-2</meta:generator>
    <meta:document-statistic meta:table-count="1" meta:cell-count="202" meta:object-count="0"/>
  </office:meta>
</office:document-meta>
</file>